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002cm" fo:margin-left="0cm" fo:margin-top="0cm" fo:margin-bottom="0cm" table:align="left" style:writing-mode="lr-tb"/>
    </style:style>
    <style:style style:name="Table1.A" style:family="table-column">
      <style:table-column-properties style:column-width="1.175cm"/>
    </style:style>
    <style:style style:name="Table1.B" style:family="table-column">
      <style:table-column-properties style:column-width="16.826cm"/>
    </style:style>
    <style:style style:name="Table1.1" style:family="table-row">
      <style:table-row-properties style:min-row-height="1.61cm" fo:keep-together="auto"/>
    </style:style>
    <style:style style:name="Table1.A1" style:family="table-cell">
      <style:table-cell-properties fo:background-color="#006666" fo:padding-left="0.191cm" fo:padding-right="0.191cm" fo:padding-top="0cm" fo:padding-bottom="0cm" fo:border="0.5pt solid #006666" style:writing-mode="lr-tb">
        <style:background-image/>
      </style:table-cell-properties>
    </style:style>
    <style:style style:name="Table2" style:family="table">
      <style:table-properties style:width="17.993cm" fo:margin-left="0.009cm" fo:margin-top="0cm" fo:margin-bottom="0cm" table:align="left" style:writing-mode="page"/>
    </style:style>
    <style:style style:name="Table2.A" style:family="table-column">
      <style:table-column-properties style:column-width="8.742cm"/>
    </style:style>
    <style:style style:name="Table2.B" style:family="table-column">
      <style:table-column-properties style:column-width="4.75cm"/>
    </style:style>
    <style:style style:name="Table2.C" style:family="table-column">
      <style:table-column-properties style:column-width="4.501cm"/>
    </style:style>
    <style:style style:name="Table2.1" style:family="table-row">
      <style:table-row-properties style:min-row-height="0.921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Calibri" fo:font-size="11pt" fo:language="sl" fo:country="SI" style:letter-kerning="false" style:font-name-asian="Calibri2" style:font-size-asian="11pt" style:language-asian="en" style:country-asian="US" style:font-name-complex="F" style:font-size-complex="11pt" style:language-complex="ar" style:country-complex="SA">
        <loext:char-complex-color loext:theme-type="light1" loext:color-type="theme"/>
      </style:text-properties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sl" fo:country="SI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-complex="Calibri2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T1" style:family="text">
      <style:text-properties fo:color="#ffffff" loext:opacity="100%">
        <loext:char-complex-color loext:theme-type="light1" loext:color-type="theme"/>
      </style:text-properties>
    </style:style>
    <style:style style:name="T2" style:family="text">
      <style:text-properties fo:color="#ffffff" loext:opacity="100%" fo:font-size="12pt" fo:font-weight="bold" style:font-size-asian="12pt" style:font-weight-asian="bold" style:font-size-complex="12pt">
        <loext:char-complex-color loext:theme-type="light1" loext:color-type="theme"/>
      </style:text-properties>
    </style:style>
    <style:style style:name="T3" style:family="text">
      <style:text-properties fo:color="#000000" loext:opacity="100%" style:letter-kerning="false" style:font-name-asian="Times New Roman" style:language-asian="sl" style:country-asian="SI" style:font-name-complex="Calibri2"/>
    </style:style>
    <style:style style:name="T4" style:family="text">
      <style:text-properties style:font-name-complex="Calibri2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Calibri2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e8dfd" style:font-weight-asian="bold" style:font-name-complex="Calibri2" style:font-weight-complex="bold"/>
    </style:style>
    <style:style style:name="T7" style:family="text">
      <style:text-properties fo:color="#000000" loext:opacity="100%" style:font-name="Calibri1" style:letter-kerning="false" style:font-name-asian="Times New Roman" style:language-asian="sl" style:country-asian="SI" style:font-name-complex="Calibri2"/>
    </style:style>
    <style:style style:name="T8" style:family="text">
      <style:text-properties style:font-name="Calibri1" style:font-name-complex="Calibri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/>
          </table:table-cell>
          <table:table-cell table:style-name="Table1.A1" office:value-type="string">
            <text:p text:style-name="P2" loext:marker-style-name="T2"><text:span text:style-name="T2">Vzorec soglasja študenta in družinskega(ih) člana(ov) pisarnam za študentske domove za preverjanje podatkov o dohodkih </text:span><text:span text:style-name="T2"/></text:p>
          </table:table-cell>
        </table:table-row>
      </table:table>
      <text:p text:style-name="Standard"/>
      <text:p text:style-name="P3" loext:marker-style-name="T3"><text:span text:style-name="T3">Ime in priimek študenta: ________________________________</text:span><text:span text:style-name="T3"/></text:p>
      <text:p text:style-name="P3" loext:marker-style-name="T3"><text:span text:style-name="T3">Številka prošnje: _______________________________________</text:span><text:span text:style-name="T3"/></text:p>
      <text:p text:style-name="Standard"/>
      <text:p text:style-name="P3" loext:marker-style-name="T4"><text:span text:style-name="T3">Študent in družinski člani dovoljujemo, da pisarna za študentske domove od Finančne uprave Republike </text:span><text:span text:style-name="T4">Slovenije, <text:s/>Zavoda za pokojninsko in invalidsko zavarovanje Slovenije in drugih pristojnih organov sama pridobi podatke o mojih dohodkih v letu </text:span><text:span text:style-name="T5">202</text:span><text:span text:style-name="T6">4</text:span><text:span text:style-name="T5"> </text:span><text:span text:style-name="T4">za potrebe preverjanja mojega materialnega položaja.</text:span></text:p>
      <text:p text:style-name="P3" loext:marker-style-name="T4"><text:span text:style-name="T4">Obvezno je treba priložiti soglasja vseh družinskih članov, zato za osebe, mlajše od 18 let, soglasje podpiše zakoniti zastopnik (eden od staršev) oziroma skrbnik.</text:span><text:span text:style-name="T4"/></text:p>
      <text:p text:style-name="P4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 loext:marker-style-name="T7"><text:span text:style-name="T7">Ime in priimek študenta oz. družinskega člana</text:span><text:span text:style-name="T7"/></text:p>
          </table:table-cell>
          <table:table-cell table:style-name="Table2.B1" office:value-type="string">
            <text:p text:style-name="P5" loext:marker-style-name="T7"><text:span text:style-name="T7">Davčna številka</text:span><text:span text:style-name="T7"/></text:p>
          </table:table-cell>
          <table:table-cell table:style-name="Table2.B1" office:value-type="string">
            <text:p text:style-name="P5" loext:marker-style-name="T7"><text:span text:style-name="T7">Podpis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  <table:table-row table:style-name="Table2.1">
          <table:table-cell table:style-name="Table2.A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  <table:table-cell table:style-name="Table2.B2" office:value-type="string">
            <text:p text:style-name="P5" loext:marker-style-name="T7"><text:span text:style-name="T7"> </text:span><text:span text:style-name="T7"/></text:p>
          </table:table-cell>
        </table:table-row>
      </table:table>
      <text:p text:style-name="P3"/>
      <text:p text:style-name="P3"/>
      <text:p text:style-name="P3"><text:span text:style-name="T8">Kraj in datum: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sl" fo:country="SI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sl" fo:country="SI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Glava_20_Znak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Noga_20_Znak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00%"/>
      <style:text-properties style:letter-kerning="false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Glava_20_Znak" style:display-name="Glava Znak" style:family="text" style:parent-style-name="Default_20_Paragraph_20_Font" loext:linked-style-name="Header"/>
    <style:style style:name="Noga_20_Znak" style:display-name="Noga Znak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ova tema">
      <loext:theme-colors loext:name="Pisarna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1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ra Majcen</meta:initial-creator>
    <meta:editing-cycles>3</meta:editing-cycles>
    <meta:creation-date>2024-12-03T13:18:00</meta:creation-date>
    <dc:date>2025-08-11T19:05:44.857538238</dc:date>
    <meta:editing-duration>PT10M42S</meta:editing-duration>
    <meta:generator>LibreOffice/24.8.7.2$Linux_X86_64 LibreOffice_project/480$Build-2</meta:generator>
    <meta:document-statistic meta:table-count="2" meta:image-count="0" meta:object-count="0" meta:page-count="1" meta:paragraph-count="39" meta:word-count="101" meta:character-count="838" meta:non-whitespace-character-count="714"/>
    <meta:user-defined meta:name="AppVersion">16.0000</meta:user-defined>
    <meta:template xlink:type="simple" xlink:actuate="onRequest" xlink:title="Normal" xlink:href=""/>
  </office:meta>
</office:document-meta>
</file>